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7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Add class_id to table rozklad:</text:p>
      <text:p text:style-name="Standard"/>
      <text:p text:style-name="Standard">mysql&gt; <text:span text:style-name="T1">UPDATE </text:span>rozklad <text:span text:style-name="T1">SET </text:span>class_id = 1 where id = 1;</text:p>
      <text:p text:style-name="Standard">mysql&gt; <text:span text:style-name="T1">UPDATE</text:span> rozklad <text:span text:style-name="T1">SET </text:span>class_id = 1 where id = 2;</text:p>
      <text:p text:style-name="Standard">mysql&gt; <text:span text:style-name="T1">UPDATE</text:span> rozklad <text:span text:style-name="T1">SET </text:span>class_id = 2 where id = 3;</text:p>
      <text:p text:style-name="Standard">mysql&gt; <text:span text:style-name="T1">UPDATE</text:span> rozklad <text:span text:style-name="T1">SET </text:span>class_id = 3 where id = 4;</text:p>
      <text:p text:style-name="Standard"/>
      <text:p text:style-name="Standard">2. Rework this query to work with class_in in rozklad (not at room_class):</text:p>
      <text:p text:style-name="Standard">mysql&gt; SELECT t.first_name, t.last_name, l.name, r.number, c.name, rozklad.time FROM rozklad INNER JOIN lessons l ON l.id=rozklad.lesson_id INNER JOIN teachers t ON t.id=rozklad.teacher_id INNER JOIN rooms r O<text:span text:style-name="T1">N</text:span> r.id=rozklad.room_id INNER JOIN classes c ON c.id=rozklad.class_id WHERE time BETWEEN "11:00:00" AND "13:00:00"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23:52:06.285000970</meta:creation-date>
    <dc:date>2022-10-21T00:00:42.935061278</dc:date>
    <meta:editing-duration>PT8M36S</meta:editing-duration>
    <meta:editing-cycles>1</meta:editing-cycles>
    <meta:document-statistic meta:table-count="0" meta:image-count="0" meta:object-count="0" meta:page-count="1" meta:paragraph-count="7" meta:word-count="103" meta:character-count="638" meta:non-whitespace-character-count="542"/>
    <meta:generator>LibreOffice/6.4.7.2$Linux_X86_64 LibreOffice_project/40$Build-2</meta:generator>
  </office:meta>
</office:document-meta>
</file>